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ÑA CARHUAS CARLOS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672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1062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DEÑA CARHUAS CARLOS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672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 106 2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6726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2474</text:p>
          </table:table-cell>
          <table:table-cell table:style-name="Tabla2.D3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>25/08/2021</text:p>
          </table:table-cell>
          <table:table-cell table:style-name="Tabla2.A4" office:value-type="string">
            <text:p text:style-name="P22">729164</text:p>
          </table:table-cell>
          <table:table-cell table:style-name="Tabla2.D4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2DO DEPOSITO REALIZADO EN E BANCO BCP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2:41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